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paragraph-properties fo:margin-top="0in" fo:margin-bottom="0.1965in"/>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4"/>
    <style:style style:name="P16" style:family="paragraph" style:parent-style-name="Text_20_body" style:list-style-name="L15"/>
    <style:style style:name="P17" style:family="paragraph" style:parent-style-name="Text_20_body" style:list-style-name="L16"/>
    <style:style style:name="P18" style:family="paragraph" style:parent-style-name="Text_20_body" style:list-style-name="L17"/>
    <style:style style:name="P19" style:family="paragraph" style:parent-style-name="Text_20_body" style:list-style-name="L1">
      <style:paragraph-properties fo:margin-top="0in" fo:margin-bottom="0in"/>
    </style:style>
    <style:style style:name="P20" style:family="paragraph" style:parent-style-name="Text_20_body" style:list-style-name="L2">
      <style:paragraph-properties fo:margin-top="0in" fo:margin-bottom="0in"/>
    </style:style>
    <style:style style:name="P21" style:family="paragraph" style:parent-style-name="Text_20_body" style:list-style-name="L3">
      <style:paragraph-properties fo:margin-top="0in" fo:margin-bottom="0in"/>
    </style:style>
    <style:style style:name="P22" style:family="paragraph" style:parent-style-name="Text_20_body" style:list-style-name="L4">
      <style:paragraph-properties fo:margin-top="0in" fo:margin-bottom="0in"/>
    </style:style>
    <style:style style:name="P23" style:family="paragraph" style:parent-style-name="Text_20_body" style:list-style-name="L5">
      <style:paragraph-properties fo:margin-top="0in" fo:margin-bottom="0in"/>
    </style:style>
    <style:style style:name="P24" style:family="paragraph" style:parent-style-name="Text_20_body" style:list-style-name="L6">
      <style:paragraph-properties fo:margin-top="0in" fo:margin-bottom="0in"/>
    </style:style>
    <style:style style:name="P25" style:family="paragraph" style:parent-style-name="Text_20_body" style:list-style-name="L7">
      <style:paragraph-properties fo:margin-top="0in" fo:margin-bottom="0in"/>
    </style:style>
    <style:style style:name="P26" style:family="paragraph" style:parent-style-name="Text_20_body" style:list-style-name="L8">
      <style:paragraph-properties fo:margin-top="0in" fo:margin-bottom="0in"/>
    </style:style>
    <style:style style:name="P27" style:family="paragraph" style:parent-style-name="Text_20_body" style:list-style-name="L9">
      <style:paragraph-properties fo:margin-top="0in" fo:margin-bottom="0in"/>
    </style:style>
    <style:style style:name="P28" style:family="paragraph" style:parent-style-name="Text_20_body" style:list-style-name="L10">
      <style:paragraph-properties fo:margin-top="0in" fo:margin-bottom="0in"/>
    </style:style>
    <style:style style:name="P29" style:family="paragraph" style:parent-style-name="Text_20_body" style:list-style-name="L11">
      <style:paragraph-properties fo:margin-top="0in" fo:margin-bottom="0in"/>
    </style:style>
    <style:style style:name="P30" style:family="paragraph" style:parent-style-name="Text_20_body" style:list-style-name="L12">
      <style:paragraph-properties fo:margin-top="0in" fo:margin-bottom="0in"/>
    </style:style>
    <style:style style:name="P31" style:family="paragraph" style:parent-style-name="Text_20_body" style:list-style-name="L13">
      <style:paragraph-properties fo:margin-top="0in" fo:margin-bottom="0in"/>
    </style:style>
    <style:style style:name="P32" style:family="paragraph" style:parent-style-name="Text_20_body" style:list-style-name="L14">
      <style:paragraph-properties fo:margin-top="0in" fo:margin-bottom="0in"/>
    </style:style>
    <style:style style:name="P33" style:family="paragraph" style:parent-style-name="Text_20_body" style:list-style-name="L16">
      <style:paragraph-properties fo:margin-top="0in" fo:margin-bottom="0in"/>
    </style:style>
    <style:style style:name="P34" style:family="paragraph" style:parent-style-name="Text_20_body" style:list-style-name="L17">
      <style:paragraph-properties fo:margin-top="0in" fo:margin-bottom="0in"/>
    </style:style>
    <style:style style:name="P35" style:family="paragraph" style:parent-style-name="Footer">
      <style:paragraph-properties fo:text-align="center" style:justify-single-word="false"/>
    </style:style>
    <style:style style:name="T1" style:family="text">
      <style:text-properties fo:font-style="italic"/>
    </style:style>
    <style:style style:name="T2" style:family="text">
      <style:text-properties fo:font-weight="bol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 Generated Code</text:h>
      <text:section text:style-name="Sect1" text:name="gc-content">
        <text:list xml:id="list2117651381" text:style-name="L1">
          <text:list-item>
            <text:p text:style-name="P19"><text:a xlink:type="simple" xlink:href="https://developers.google.com/protocol-buffers/docs/reference/cpp-generated#invocation">Compiler Invocation</text:a> </text:p>
          </text:list-item>
          <text:list-item>
            <text:p text:style-name="P19"><text:a xlink:type="simple" xlink:href="https://developers.google.com/protocol-buffers/docs/reference/cpp-generated#package">Packages</text:a> </text:p>
          </text:list-item>
          <text:list-item>
            <text:p text:style-name="P19"><text:a xlink:type="simple" xlink:href="https://developers.google.com/protocol-buffers/docs/reference/cpp-generated#message">Messages</text:a> </text:p>
          </text:list-item>
          <text:list-item>
            <text:p text:style-name="P19"><text:a xlink:type="simple" xlink:href="https://developers.google.com/protocol-buffers/docs/reference/cpp-generated#fields">Fields</text:a> </text:p>
          </text:list-item>
          <text:list-item>
            <text:p text:style-name="P19"><text:a xlink:type="simple" xlink:href="https://developers.google.com/protocol-buffers/docs/reference/cpp-generated#enum">Enumerations</text:a> </text:p>
          </text:list-item>
          <text:list-item>
            <text:p text:style-name="P19"><text:a xlink:type="simple" xlink:href="https://developers.google.com/protocol-buffers/docs/reference/cpp-generated#extension">Extensions</text:a> </text:p>
          </text:list-item>
          <text:list-item>
            <text:p text:style-name="P19"><text:a xlink:type="simple" xlink:href="https://developers.google.com/protocol-buffers/docs/reference/cpp-generated#service">Services</text:a> </text:p>
          </text:list-item>
          <text:list-item>
            <text:p text:style-name="P2"><text:a xlink:type="simple" xlink:href="https://developers.google.com/protocol-buffers/docs/reference/cpp-generated#plugins">Plugin Insertion Points</text:a> </text:p>
          </text:list-item>
        </text:list>
        <text:p text:style-name="Text_20_body">This page describes exactly what C++ code the protocol buffer compiler generates for any given protocol definition. You should read the <text:a xlink:type="simple" xlink:href="https://developers.google.com/protocol-buffers/docs/proto">language guide</text:a> before reading this document. </text:p>
        <text:h text:style-name="Heading_20_2" text:outline-level="2"><text:bookmark text:name="invocation"/>Compiler Invocation</text:h>
        <text:p text:style-name="Text_20_body">The protocol buffer compiler produces C++ output when invoked with the <text:span text:style-name="Source_20_Text">--cpp_out=</text:span> command-line flag. The parameter to the <text:span text:style-name="Source_20_Text">--cpp_out=</text:span> option is the directory where you want the compiler to write your C++ output. The compiler creates a header file and an implementation file for each <text:span text:style-name="Source_20_Text">.proto</text:span> file input. The names of the output files are computed by taking the name of the <text:span text:style-name="Source_20_Text">.proto</text:span> file and making two changes: </text:p>
        <text:list xml:id="list1283636837" text:style-name="L2">
          <text:list-item>
            <text:p text:style-name="P20">The extension (<text:span text:style-name="Source_20_Text">.proto</text:span>) is replaced with either <text:span text:style-name="Source_20_Text">.pb.h</text:span> or <text:span text:style-name="Source_20_Text">.pb.cc</text:span> for the header or implementation file, respectively. </text:p>
          </text:list-item>
          <text:list-item>
            <text:p text:style-name="P3">The proto path (specified with the <text:span text:style-name="Source_20_Text">--proto_path=</text:span> or <text:span text:style-name="Source_20_Text">-I</text:span> command-line flag) is replaced with the output path (specified with the <text:span text:style-name="Source_20_Text">--cpp_out=</text:span> flag). </text:p>
          </text:list-item>
        </text:list>
        <text:p text:style-name="Text_20_body">So, for example, let's say you invoke the compiler as follows: </text:p>
        <text:p text:style-name="P1">protoc --proto_path=src --cpp_out=build/gen src/foo.proto src/bar/baz.proto</text:p>
        <text:p text:style-name="Text_20_body">The compiler will read the files <text:span text:style-name="Source_20_Text">src/foo.proto</text:span> and <text:span text:style-name="Source_20_Text">src/bar/baz.proto</text:span> and produce four output files: <text:span text:style-name="Source_20_Text">build/gen/foo.pb.h</text:span>, <text:span text:style-name="Source_20_Text">build/gen/foo.pb.cc</text:span>, <text:span text:style-name="Source_20_Text">build/gen/bar/baz.pb.h</text:span>, <text:span text:style-name="Source_20_Text">build/gen/bar/baz.pb.cc</text:span>. The compiler will automatically create the directory <text:span text:style-name="Source_20_Text">build/gen/bar</text:span> if necessary, but it will <text:span text:style-name="T1">not</text:span> create <text:span text:style-name="Source_20_Text">build</text:span> or <text:span text:style-name="Source_20_Text">build/gen</text:span>; they must already exist. </text:p>
        <text:h text:style-name="Heading_20_2" text:outline-level="2"><text:bookmark text:name="package"/>Packages</text:h>
        <text:p text:style-name="Text_20_body">If a <text:span text:style-name="Source_20_Text">.proto</text:span> file contains a <text:span text:style-name="Source_20_Text">package</text:span> declaration, the entire contents of the file will be placed in a corresponding C++ namespace. For example, given the <text:span text:style-name="Source_20_Text">package</text:span> declaration: </text:p>
        <text:p text:style-name="P1">package foo.bar;</text:p>
        <text:p text:style-name="Text_20_body">All declarations in the file will reside in the <text:span text:style-name="Source_20_Text">foo::bar</text:span> namespace. </text:p>
        <text:h text:style-name="Heading_20_2" text:outline-level="2"><text:bookmark text:name="message"/><text:soft-page-break/>Messages</text:h>
        <text:p text:style-name="Text_20_body">Given a simple message declaration: </text:p>
        <text:p text:style-name="P1">message Foo {}</text:p>
        <text:p text:style-name="Text_20_body">The protocol buffer compiler generates a class called <text:span text:style-name="Source_20_Text">Foo</text:span>, which publicly derives from <text:a xlink:type="simple" xlink:href="https://developers.google.com/protocol-buffers/docs/reference/cpp/google.protobuf.message.html#Message"><text:span text:style-name="Source_20_Text">google::protobuf::Message</text:span></text:a>. The class is a concrete class; no pure-virtual methods are left unimplemented. Methods that are virtual in <text:a xlink:type="simple" xlink:href="https://developers.google.com/protocol-buffers/docs/reference/cpp/google.protobuf.message.html#Message"><text:span text:style-name="Source_20_Text">Message</text:span></text:a> but not pure-virtual may or may not be overridden by <text:span text:style-name="Source_20_Text">Foo</text:span>, depending on the optimization mode. By default, <text:span text:style-name="Source_20_Text">Foo</text:span> implements specialized versions of all methods for maximum speed. However, if the <text:span text:style-name="Source_20_Text">.proto</text:span> file contains the line: </text:p>
        <text:p text:style-name="P1">option optimize_for = CODE_SIZE;</text:p>
        <text:p text:style-name="Text_20_body">then <text:span text:style-name="Source_20_Text">Foo</text:span> will override only the minimum set of methods necessary to function and rely on reflection-based implementations of the rest. This significantly reduces the size of the generated code, but also reduces performance. Alternatively, if the <text:span text:style-name="Source_20_Text">.proto</text:span> file contains: </text:p>
        <text:p text:style-name="P1">option optimize_for = LITE_RUNTIME;</text:p>
        <text:p text:style-name="Text_20_body">then <text:span text:style-name="Source_20_Text">Foo</text:span> will include fast implementations of all methods, but will implement the <text:a xlink:type="simple" xlink:href="https://developers.google.com/protocol-buffers/docs/reference/cpp/google.protobuf.message_lite.html#MessageLite"><text:span text:style-name="Source_20_Text">google::protobuf::MessageLite</text:span></text:a> interface, which only contains a subset of the methods of <text:span text:style-name="Source_20_Text">Message</text:span>. In particular, it does not support descriptors or reflection. However, in this mode, the generated code only needs to link against <text:span text:style-name="Source_20_Text">libprotobuf-lite.so</text:span> (<text:span text:style-name="Source_20_Text">libprotobuf-lite.lib</text:span> on Windows) instead of <text:span text:style-name="Source_20_Text">libprotobuf.so</text:span> (<text:span text:style-name="Source_20_Text">libprotobuf.lib</text:span>). The "lite" library is much smaller than the full library, and is more appropriate for resource-constrained systems such as mobile phones. </text:p>
        <text:p text:style-name="Text_20_body">You should <text:span text:style-name="Emphasis">not</text:span> create your own <text:span text:style-name="Source_20_Text">Foo</text:span> subclasses. If you subclass this class and override a virtual method, the override may be ignored, as many generated method calls are de-virtualized to improve performance. </text:p>
        <text:p text:style-name="Text_20_body">The <text:a xlink:type="simple" xlink:href="https://developers.google.com/protocol-buffers/docs/reference/cpp/google.protobuf.message.html#Message"><text:span text:style-name="Source_20_Text">Message</text:span></text:a> interface defines methods that let you check, manipulate, read, or write the entire message, including parsing from and serializing to binary strings. In addition to these methods, the <text:span text:style-name="Source_20_Text">Foo</text:span> class defines the following methods: </text:p>
        <text:list xml:id="list1400899711" text:style-name="L3">
          <text:list-item>
            <text:p text:style-name="P21"><text:span text:style-name="Source_20_Text">Foo()</text:span>: Default constructor. </text:p>
          </text:list-item>
          <text:list-item>
            <text:p text:style-name="P21"><text:span text:style-name="Source_20_Text">~Foo()</text:span>: Default destructor. </text:p>
          </text:list-item>
          <text:list-item>
            <text:p text:style-name="P21"><text:span text:style-name="Source_20_Text">Foo(const Foo&amp; other)</text:span>: Copy constructor. </text:p>
          </text:list-item>
          <text:list-item>
            <text:p text:style-name="P21"><text:span text:style-name="Source_20_Text">Foo&amp; operator=(const Foo&amp; other)</text:span>: Assignment operator. </text:p>
          </text:list-item>
          <text:list-item>
            <text:p text:style-name="P21"><text:span text:style-name="Source_20_Text">const </text:span><text:a xlink:type="simple" xlink:href="https://developers.google.com/protocol-buffers/docs/reference/cpp/google.protobuf.unknown_field_set.html#UnknownFieldSet"><text:span text:style-name="Source_20_Text">UnknownFieldSet</text:span></text:a><text:span text:style-name="Source_20_Text">&amp; unknown_fields() const</text:span>: Returns the set of unknown fields encountered while parsing this message. </text:p>
          </text:list-item>
          <text:list-item>
            <text:p text:style-name="P4"><text:a xlink:type="simple" xlink:href="https://developers.google.com/protocol-buffers/docs/reference/cpp/google.protobuf.unknown_field_set.html#UnknownFieldSet"><text:span text:style-name="Source_20_Text">UnknownFieldSet</text:span></text:a><text:span text:style-name="Source_20_Text">* mutable_unknown_fields()</text:span>: Returns a mutable pointer to the set of unknown fields encountered while parsing this message. </text:p>
          </text:list-item>
        </text:list>
        <text:p text:style-name="Text_20_body">The class also defines the following static methods: </text:p>
        <text:list xml:id="list1642903394" text:style-name="L4">
          <text:list-item>
            <text:p text:style-name="P22"><text:span text:style-name="Source_20_Text">static const </text:span><text:a xlink:type="simple" xlink:href="https://developers.google.com/protocol-buffers/docs/reference/cpp/google.protobuf.descriptor"><text:span text:style-name="Source_20_Text">Descriptor</text:span></text:a><text:span text:style-name="Source_20_Text">&amp; descriptor()</text:span>: Returns the type's descriptor. This contains information about the type, including what fields it has and what their types are. This can be used with <text:a xlink:type="simple" xlink:href="https://developers.google.com/protocol-buffers/docs/reference/cpp/google.protobuf.message.html#Message.Reflection">reflection</text:a> to inspect fields programmatically. </text:p>
          </text:list-item>
          <text:list-item>
            <text:p text:style-name="P22"/>
          </text:list-item>
          <text:list-item>
            <text:p text:style-name="P5"><text:soft-page-break/><text:span text:style-name="Source_20_Text">static const Foo&amp; default_instance()</text:span>: Returns a const singleton instance of <text:span text:style-name="Source_20_Text">Foo</text:span> which is identical to a newly-constructed instance of <text:span text:style-name="Source_20_Text">Foo</text:span> (so all singular fields are unset and all repeated fields are empty). Note that the default instance of a message can be used as a factory by calling its <text:a xlink:type="simple" xlink:href="https://developers.google.com/protocol-buffers/docs/reference/cpp/google.protobuf.message.html#Message.New"><text:span text:style-name="Source_20_Text">New()</text:span></text:a> method. </text:p>
          </text:list-item>
        </text:list>
        <text:p text:style-name="Text_20_body">A message can be declared inside another message. For example: <text:span text:style-name="Source_20_Text">message Foo { message Bar { } } </text:span></text:p>
        <text:p text:style-name="Text_20_body">In this case, the compiler generates two classes: <text:span text:style-name="Source_20_Text">Foo</text:span> and <text:span text:style-name="Source_20_Text">Foo_Bar</text:span>. In addition, the compiler generates a typedef inside <text:span text:style-name="Source_20_Text">Foo</text:span> as follows: </text:p>
        <text:p text:style-name="P1">typedef Foo_Bar Bar;</text:p>
        <text:p text:style-name="Text_20_body">This means that you can use the nested type's class as if it was the nested class <text:span text:style-name="Source_20_Text">Foo::Bar</text:span>. However, note that C++ does not allow nested types to be forward-declared. If you want to forward-declare <text:span text:style-name="Source_20_Text">Bar</text:span> in another file and use that declaration, you must identify it as <text:span text:style-name="Source_20_Text">Foo_Bar</text:span>. </text:p>
        <text:h text:style-name="Heading_20_2" text:outline-level="2"><text:bookmark text:name="fields"/>Fields</text:h>
        <text:p text:style-name="Text_20_body">In addition to the methods described in the previous section, the protocol buffer compiler generates a set of accessor methods for each field defined within the message in the <text:span text:style-name="Source_20_Text">.proto</text:span> file. </text:p>
        <text:p text:style-name="Text_20_body">As well as accessor methods, the compiler generates an integer constant for each field containing its field number. The constant name is the letter <text:span text:style-name="Source_20_Text">k</text:span>, followed by the field name converted to camel-case, followed by <text:span text:style-name="Source_20_Text">FieldNumber</text:span>. For example, given the field <text:span text:style-name="Source_20_Text">optional int32 foo_bar = 5;</text:span>, the compiler will generate the constant <text:span text:style-name="Source_20_Text">static const int kFooBarFieldNumber = 5;</text:span>. </text:p>
        <text:h text:style-name="Heading_20_3" text:outline-level="3">Singular Numeric Fields</text:h>
        <text:p text:style-name="Text_20_body">For either of these field definitions: </text:p>
        <text:p text:style-name="Preformatted_20_Text">optional int32 foo = 1;</text:p>
        <text:p text:style-name="P1">required int32 foo = 1;</text:p>
        <text:p text:style-name="Text_20_body">The compiler will generate the following accessor methods: </text:p>
        <text:list xml:id="list1133015864" text:style-name="L5">
          <text:list-item>
            <text:p text:style-name="P23"><text:span text:style-name="Source_20_Text">bool has_foo() const</text:span>: Returns <text:span text:style-name="Source_20_Text">true</text:span> if the field is set. </text:p>
          </text:list-item>
          <text:list-item>
            <text:p text:style-name="P23"><text:span text:style-name="Source_20_Text">int32 foo() const</text:span>: Returns the current value of the field. If the field is not set, returns the default value. </text:p>
          </text:list-item>
          <text:list-item>
            <text:p text:style-name="P23"><text:span text:style-name="Source_20_Text">void set_foo(int32 value)</text:span>: Sets the value of the field. After calling this, <text:span text:style-name="Source_20_Text">has_foo()</text:span> will return <text:span text:style-name="Source_20_Text">true</text:span> and <text:span text:style-name="Source_20_Text">foo()</text:span> will return <text:span text:style-name="Source_20_Text">value</text:span>. </text:p>
          </text:list-item>
          <text:list-item>
            <text:p text:style-name="P6"><text:span text:style-name="Source_20_Text">void clear_foo()</text:span>: Clears the value of the field. After calling this, <text:span text:style-name="Source_20_Text">has_foo()</text:span> will return <text:span text:style-name="Source_20_Text">false</text:span> and <text:span text:style-name="Source_20_Text">foo()</text:span> will return the default value. </text:p>
          </text:list-item>
        </text:list>
        <text:p text:style-name="Text_20_body">For other numeric field types (including <text:span text:style-name="Source_20_Text">bool</text:span>), <text:span text:style-name="Source_20_Text">int32</text:span> is replaced with the corresponding C++ type according to the <text:a xlink:type="simple" xlink:href="https://developers.google.com/protocol-buffers/docs/proto.html#scalar">scalar value types table</text:a>. </text:p>
        <text:p text:style-name="Text_20_body"/>
        <text:h text:style-name="Heading_20_3" text:outline-level="3"><text:soft-page-break/>Singular String Fields</text:h>
        <text:p text:style-name="Text_20_body">For any of these field definitions: </text:p>
        <text:p text:style-name="Preformatted_20_Text">optional string foo = 1;</text:p>
        <text:p text:style-name="Preformatted_20_Text">required string foo = 1;</text:p>
        <text:p text:style-name="Preformatted_20_Text">optional bytes foo = 1;</text:p>
        <text:p text:style-name="P1">required bytes foo = 1;</text:p>
        <text:p text:style-name="Text_20_body">The compiler will generate the following accessor methods: </text:p>
        <text:list xml:id="list1668951928" text:style-name="L6">
          <text:list-item>
            <text:p text:style-name="P24"><text:span text:style-name="Source_20_Text">bool has_foo() const</text:span>: Returns <text:span text:style-name="Source_20_Text">true</text:span> if the field is set. </text:p>
          </text:list-item>
          <text:list-item>
            <text:p text:style-name="P24"><text:span text:style-name="Source_20_Text">const string&amp; foo() const</text:span>: Returns the current value of the field. If the field is not set, returns the default value. </text:p>
          </text:list-item>
          <text:list-item>
            <text:p text:style-name="P24"><text:span text:style-name="Source_20_Text">void set_foo(const string&amp; value)</text:span>: Sets the value of the field. After calling this, <text:span text:style-name="Source_20_Text">has_foo()</text:span> will return <text:span text:style-name="Source_20_Text">true</text:span> and <text:span text:style-name="Source_20_Text">foo()</text:span> will return a copy of <text:span text:style-name="Source_20_Text">value</text:span>. </text:p>
          </text:list-item>
          <text:list-item>
            <text:p text:style-name="P24"><text:span text:style-name="Source_20_Text">void set_foo(const char* value)</text:span>: Sets the value of the field using a C-style null-terminated string. After calling this, <text:span text:style-name="Source_20_Text">has_foo()</text:span> will return <text:span text:style-name="Source_20_Text">true</text:span> and <text:span text:style-name="Source_20_Text">foo()</text:span> will return a copy of <text:span text:style-name="Source_20_Text">value</text:span>. </text:p>
          </text:list-item>
          <text:list-item>
            <text:p text:style-name="P24"><text:span text:style-name="Source_20_Text">void set_foo(const char* value, int size)</text:span>: Like above, but the string size is given explicitly rather than determined by looking for a null-terminator byte. </text:p>
          </text:list-item>
          <text:list-item>
            <text:p text:style-name="P24"><text:span text:style-name="Source_20_Text">string* mutable_foo()</text:span>: Returns a mutable pointer to the <text:span text:style-name="Source_20_Text">string</text:span> object that stores the field's value. If the field was not set prior to the call, then the returned string will be empty (<text:span text:style-name="T1">not</text:span> the default value). After calling this, <text:span text:style-name="Source_20_Text">has_foo()</text:span> will return <text:span text:style-name="Source_20_Text">true</text:span> and <text:span text:style-name="Source_20_Text">foo()</text:span> will return whatever value is written into the given string. The pointer is invalidated by a call to <text:span text:style-name="Source_20_Text">Clear()</text:span> or <text:span text:style-name="Source_20_Text">clear_foo()</text:span>. </text:p>
          </text:list-item>
          <text:list-item>
            <text:p text:style-name="P24"><text:span text:style-name="Source_20_Text">void clear_foo()</text:span>: Clears the value of the field. After calling this, <text:span text:style-name="Source_20_Text">has_foo()</text:span> will return <text:span text:style-name="Source_20_Text">false</text:span> and <text:span text:style-name="Source_20_Text">foo()</text:span> will return the default value. </text:p>
          </text:list-item>
          <text:list-item>
            <text:p text:style-name="P24"><text:span text:style-name="Source_20_Text">void set_allocated_foo(string* value)</text:span>: Sets the <text:span text:style-name="Source_20_Text">string</text:span> object to the field and frees the previous field value if it exists. If the <text:span text:style-name="Source_20_Text">string</text:span> pointer is not <text:span text:style-name="Source_20_Text">NULL</text:span>, the message takes ownership of the allocated <text:span text:style-name="Source_20_Text">string</text:span> object and <text:span text:style-name="Source_20_Text">has_foo()</text:span> will return <text:span text:style-name="Source_20_Text">true</text:span>. Otherwise, if the <text:span text:style-name="Source_20_Text">value</text:span> is <text:span text:style-name="Source_20_Text">NULL</text:span>, the behavior is the same as calling <text:span text:style-name="Source_20_Text">clear_foo()</text:span>. </text:p>
          </text:list-item>
          <text:list-item>
            <text:p text:style-name="P7"><text:span text:style-name="Source_20_Text">string* release_foo()</text:span>: Releases the ownership of the field and returns the pointer of the <text:span text:style-name="Source_20_Text">string</text:span> object. After calling this, caller takes the ownership of the allocated <text:span text:style-name="Source_20_Text">string</text:span> object, <text:span text:style-name="Source_20_Text">has_foo()</text:span> will return <text:span text:style-name="Source_20_Text">false</text:span>, and <text:span text:style-name="Source_20_Text">foo()</text:span> will return the default value. </text:p>
          </text:list-item>
        </text:list>
        <text:h text:style-name="Heading_20_3" text:outline-level="3">Singular Enum Fields</text:h>
        <text:p text:style-name="Text_20_body">Given the enum type: </text:p>
        <text:p text:style-name="Preformatted_20_Text">enum Bar {</text:p>
        <text:p text:style-name="Preformatted_20_Text"><text:s text:c="2"/>BAR_VALUE = 1;</text:p>
        <text:p text:style-name="P1">}</text:p>
        <text:p text:style-name="Text_20_body">For either of these field definitions: </text:p>
        <text:p text:style-name="Preformatted_20_Text">optional Bar foo = 1;</text:p>
        <text:p text:style-name="P1">required Bar foo = 1;</text:p>
        <text:p text:style-name="P1"/>
        <text:p text:style-name="Text_20_body"><text:soft-page-break/>The compiler will generate the following accessor methods: </text:p>
        <text:list xml:id="list1729006983" text:style-name="L7">
          <text:list-item>
            <text:p text:style-name="P25"><text:span text:style-name="Source_20_Text">bool has_foo() const</text:span>: Returns <text:span text:style-name="Source_20_Text">true</text:span> if the field is set. </text:p>
          </text:list-item>
          <text:list-item>
            <text:p text:style-name="P25"><text:span text:style-name="Source_20_Text">Bar foo() const</text:span>: Returns the current value of the field. If the field is not set, returns the default value. </text:p>
          </text:list-item>
          <text:list-item>
            <text:p text:style-name="P25"><text:span text:style-name="Source_20_Text">void set_foo(Bar value)</text:span>: Sets the value of the field. After calling this, <text:span text:style-name="Source_20_Text">has_foo()</text:span> will return <text:span text:style-name="Source_20_Text">true</text:span> and <text:span text:style-name="Source_20_Text">foo()</text:span> will return <text:span text:style-name="Source_20_Text">value</text:span>. In debug mode (i.e. NDEBUG is not defined), if <text:span text:style-name="Source_20_Text">value</text:span> does not match any of the values defined for <text:span text:style-name="Source_20_Text">Bar</text:span>, this method will abort the process. </text:p>
          </text:list-item>
          <text:list-item>
            <text:p text:style-name="P8"><text:span text:style-name="Source_20_Text">void clear_foo()</text:span>: Clears the value of the field. After calling this, <text:span text:style-name="Source_20_Text">has_foo()</text:span> will return <text:span text:style-name="Source_20_Text">false</text:span> and <text:span text:style-name="Source_20_Text">foo()</text:span> will return the default value. </text:p>
          </text:list-item>
        </text:list>
        <text:h text:style-name="Heading_20_3" text:outline-level="3">Singular Embedded Message Fields</text:h>
        <text:p text:style-name="Text_20_body">Given the message type: </text:p>
        <text:p text:style-name="P1">message Bar {}</text:p>
        <text:p text:style-name="Text_20_body">For either of these field definitions: </text:p>
        <text:p text:style-name="Preformatted_20_Text">optional Bar foo = 1;</text:p>
        <text:p text:style-name="P1">required Bar foo = 1;</text:p>
        <text:p text:style-name="Text_20_body">The compiler will generate the following accessor methods: </text:p>
        <text:list xml:id="list1826241800" text:style-name="L8">
          <text:list-item>
            <text:p text:style-name="P26"><text:span text:style-name="Source_20_Text">bool has_foo() const</text:span>: Returns <text:span text:style-name="Source_20_Text">true</text:span> if the field is set. </text:p>
          </text:list-item>
          <text:list-item>
            <text:p text:style-name="P26"><text:span text:style-name="Source_20_Text">const Bar&amp; foo() const</text:span>: Returns the current value of the field. If the field is not set, returns a <text:span text:style-name="Source_20_Text">Bar</text:span> with none of its fields set (possibly <text:span text:style-name="Source_20_Text">Bar::default_instance()</text:span>). </text:p>
          </text:list-item>
          <text:list-item>
            <text:p text:style-name="P26"><text:span text:style-name="Source_20_Text">Bar* mutable_foo()</text:span>: Returns a mutable pointer to the <text:span text:style-name="Source_20_Text">Bar</text:span> object that stores the field's value. If the field was not set prior to the call, then the returned <text:span text:style-name="Source_20_Text">Bar</text:span> will have none of its fields set (i.e. it will be identical to a newly-allocated <text:span text:style-name="Source_20_Text">Bar</text:span>). After calling this, <text:span text:style-name="Source_20_Text">has_foo()</text:span> will return <text:span text:style-name="Source_20_Text">true</text:span> and <text:span text:style-name="Source_20_Text">foo()</text:span> will return a reference to the same instance of <text:span text:style-name="Source_20_Text">Bar</text:span>. The pointer is invalidated by a call to <text:span text:style-name="Source_20_Text">Clear()</text:span> or <text:span text:style-name="Source_20_Text">clear_foo()</text:span>. </text:p>
          </text:list-item>
          <text:list-item>
            <text:p text:style-name="P26"><text:span text:style-name="Source_20_Text">void clear_foo()</text:span>: Clears the value of the field. After calling this, <text:span text:style-name="Source_20_Text">has_foo()</text:span> will return <text:span text:style-name="Source_20_Text">false</text:span> and <text:span text:style-name="Source_20_Text">foo()</text:span> will return the default value. </text:p>
          </text:list-item>
          <text:list-item>
            <text:p text:style-name="P26"><text:span text:style-name="Source_20_Text">void set_allocated_foo(Bar* bar)</text:span>: Sets the <text:span text:style-name="Source_20_Text">Bar</text:span> object to the field and frees the previous field value if it exists. If the <text:span text:style-name="Source_20_Text">Bar</text:span> pointer is not <text:span text:style-name="Source_20_Text">NULL</text:span>, the message takes ownership of the allocated <text:span text:style-name="Source_20_Text">Bar</text:span> object and <text:span text:style-name="Source_20_Text">has_foo()</text:span> will return <text:span text:style-name="Source_20_Text">true</text:span>. Otherwise, if the <text:span text:style-name="Source_20_Text">Bar</text:span> is <text:span text:style-name="Source_20_Text">NULL</text:span>, the behavior is the same as calling <text:span text:style-name="Source_20_Text">clear_foo()</text:span>. </text:p>
          </text:list-item>
          <text:list-item>
            <text:p text:style-name="P9"><text:span text:style-name="Source_20_Text">Bar* release_foo()</text:span>: Releases the ownership of the field and returns the pointer of the <text:span text:style-name="Source_20_Text">Bar</text:span> object. After calling this, caller takes the ownership of the allocated <text:span text:style-name="Source_20_Text">Bar</text:span> object, <text:span text:style-name="Source_20_Text">has_foo()</text:span> will return <text:span text:style-name="Source_20_Text">false</text:span>, and <text:span text:style-name="Source_20_Text">foo()</text:span> will return the default value. </text:p>
          </text:list-item>
        </text:list>
        <text:h text:style-name="Heading_20_3" text:outline-level="3">Repeated Numeric Fields</text:h>
        <text:p text:style-name="Text_20_body">For this field definition: </text:p>
        <text:p text:style-name="P1">repeated int32 foo = 1;</text:p>
        <text:p text:style-name="P1"/>
        <text:p text:style-name="Text_20_body"><text:soft-page-break/>The compiler will generate the following accessor methods: </text:p>
        <text:list xml:id="list1026327005" text:style-name="L9">
          <text:list-item>
            <text:p text:style-name="P27"><text:span text:style-name="Source_20_Text">int foo_size() const</text:span>: Returns the number of elements currently in the field. </text:p>
          </text:list-item>
          <text:list-item>
            <text:p text:style-name="P27"><text:span text:style-name="Source_20_Text">int32 foo(int index) const</text:span>: Returns the element at the given zero-based index. </text:p>
          </text:list-item>
          <text:list-item>
            <text:p text:style-name="P27"><text:span text:style-name="Source_20_Text">void set_foo(int index, int32 value)</text:span>: Sets the value of the element at the given zero-based index. </text:p>
          </text:list-item>
          <text:list-item>
            <text:p text:style-name="P27"><text:span text:style-name="Source_20_Text">void add_foo(int32 value)</text:span>: Appends a new element to the field with the given value. </text:p>
          </text:list-item>
          <text:list-item>
            <text:p text:style-name="P27"><text:span text:style-name="Source_20_Text">void clear_foo()</text:span>: Removes all elements from the field. After calling this, <text:span text:style-name="Source_20_Text">foo_size()</text:span> will return zero. </text:p>
          </text:list-item>
          <text:list-item>
            <text:p text:style-name="P27"><text:span text:style-name="Source_20_Text">const </text:span><text:a xlink:type="simple" xlink:href="https://developers.google.com/protocol-buffers/docs/reference/cpp/google.protobuf.repeated_field"><text:span text:style-name="Source_20_Text">RepeatedField</text:span></text:a><text:span text:style-name="Source_20_Text">&lt;int32&gt;&amp; foo() const</text:span>: Returns the underlying <text:a xlink:type="simple" xlink:href="https://developers.google.com/protocol-buffers/docs/reference/cpp/google.protobuf.repeated_field"><text:span text:style-name="Source_20_Text">RepeatedField</text:span></text:a> that stores the field's elements. This container class provides STL-like iterators and other methods. </text:p>
          </text:list-item>
          <text:list-item>
            <text:p text:style-name="P10"><text:a xlink:type="simple" xlink:href="https://developers.google.com/protocol-buffers/docs/reference/cpp/google.protobuf.repeated_field"><text:span text:style-name="Source_20_Text">RepeatedField</text:span></text:a><text:span text:style-name="Source_20_Text">&lt;int32&gt;*</text:span> mutable_foo(): Returns a mutable pointer to the underlying <text:a xlink:type="simple" xlink:href="https://developers.google.com/protocol-buffers/docs/reference/cpp/google.protobuf.repeated_field"><text:span text:style-name="Source_20_Text">RepeatedField</text:span></text:a> that stores the field's elements. This container class provides STL-like iterators and other methods. </text:p>
          </text:list-item>
        </text:list>
        <text:p text:style-name="Text_20_body">For other numeric field types (including <text:span text:style-name="Source_20_Text">bool</text:span>), <text:span text:style-name="Source_20_Text">int32</text:span> is replaced with the corresponding C++ type according to the <text:a xlink:type="simple" xlink:href="https://developers.google.com/protocol-buffers/docs/proto.html#scalar">scalar value types table</text:a>. </text:p>
        <text:h text:style-name="Heading_20_3" text:outline-level="3">Repeated String Fields</text:h>
        <text:p text:style-name="Text_20_body">For either of these field definitions: </text:p>
        <text:p text:style-name="Preformatted_20_Text">repeated string foo = 1;</text:p>
        <text:p text:style-name="P1">repeated bytes foo = 1;</text:p>
        <text:p text:style-name="Text_20_body">The compiler will generate the following accessor methods: </text:p>
        <text:list xml:id="list212778887" text:style-name="L10">
          <text:list-item>
            <text:p text:style-name="P28"><text:span text:style-name="Source_20_Text">int foo_size() const</text:span>: Returns the number of elements currently in the field. </text:p>
          </text:list-item>
          <text:list-item>
            <text:p text:style-name="P28"><text:span text:style-name="Source_20_Text">const string&amp; foo(int index) const</text:span>: Returns the element at the given zero-based index. </text:p>
          </text:list-item>
          <text:list-item>
            <text:p text:style-name="P28"><text:span text:style-name="Source_20_Text">void set_foo(int index, const string&amp; value)</text:span>: Sets the value of the element at the given zero-based index. </text:p>
          </text:list-item>
          <text:list-item>
            <text:p text:style-name="P28"><text:span text:style-name="Source_20_Text">void set_foo(int index, const char* value)</text:span>: Sets the value of the element at the given zero-based index using a C-style null-terminated string. </text:p>
          </text:list-item>
          <text:list-item>
            <text:p text:style-name="P28"><text:span text:style-name="Source_20_Text">void set_foo(int index, const char* value, int size)</text:span>: Like above, but the string size is given explicitly rather than determined by looking for a null-terminator byte. </text:p>
          </text:list-item>
          <text:list-item>
            <text:p text:style-name="P28"><text:span text:style-name="Source_20_Text">string* mutable_foo(int index)</text:span>: Returns a mutable pointer to the <text:span text:style-name="Source_20_Text">string</text:span> object that stores the value of the element at the given zero-based index. The pointer is invalidated by a call to <text:span text:style-name="Source_20_Text">Clear()</text:span> or <text:span text:style-name="Source_20_Text">clear_foo()</text:span>, or by manipulating the underlying <text:a xlink:type="simple" xlink:href="https://developers.google.com/protocol-buffers/docs/reference/cpp/google.protobuf.repeated_field"><text:span text:style-name="Source_20_Text">RepeatedPtrField</text:span></text:a> in a way that would remove this element. </text:p>
          </text:list-item>
          <text:list-item>
            <text:p text:style-name="P28"><text:span text:style-name="Source_20_Text">void add_foo(const string&amp; value)</text:span>: Appends a new element to the field with the given value. </text:p>
          </text:list-item>
          <text:list-item>
            <text:p text:style-name="P28"><text:span text:style-name="Source_20_Text">void add_foo(const char* value)</text:span>: Appends a new element to the field using a C-style null-terminated string. </text:p>
          </text:list-item>
          <text:list-item>
            <text:p text:style-name="P28"><text:span text:style-name="Source_20_Text">void add_foo(const char* value, int size)</text:span>: Like above, but the string size is given explicitly rather than determined by looking for a null-terminator byte. </text:p>
          </text:list-item>
          <text:list-item>
            <text:p text:style-name="P28"><text:soft-page-break/><text:span text:style-name="Source_20_Text">string* add_foo()</text:span>: Adds a new empty string element and returns a pointer to it. The pointer is invalidated by a call to <text:span text:style-name="Source_20_Text">Clear()</text:span> or <text:span text:style-name="Source_20_Text">clear_foo()</text:span>, or by manipulating the underlying <text:a xlink:type="simple" xlink:href="https://developers.google.com/protocol-buffers/docs/reference/cpp/google.protobuf.repeated_field"><text:span text:style-name="Source_20_Text">RepeatedPtrField</text:span></text:a> in a way that would remove this element. </text:p>
          </text:list-item>
          <text:list-item>
            <text:p text:style-name="P28"><text:span text:style-name="Source_20_Text">void clear_foo()</text:span>: Removes all elements from the field. After calling this, <text:span text:style-name="Source_20_Text">foo_size()</text:span> will return zero. </text:p>
          </text:list-item>
          <text:list-item>
            <text:p text:style-name="P28"><text:span text:style-name="Source_20_Text">const </text:span><text:a xlink:type="simple" xlink:href="https://developers.google.com/protocol-buffers/docs/reference/cpp/google.protobuf.repeated_field"><text:span text:style-name="Source_20_Text">RepeatedPtrField</text:span></text:a><text:span text:style-name="Source_20_Text">&lt;string&gt;&amp; foo() const</text:span>: Returns the underlying <text:a xlink:type="simple" xlink:href="https://developers.google.com/protocol-buffers/docs/reference/cpp/google.protobuf.repeated_field"><text:span text:style-name="Source_20_Text">RepeatedPtrField</text:span></text:a> that stores the field's elements. This container class provides STL-like iterators and other methods. </text:p>
          </text:list-item>
          <text:list-item>
            <text:p text:style-name="P11"><text:a xlink:type="simple" xlink:href="https://developers.google.com/protocol-buffers/docs/reference/cpp/google.protobuf.repeated_field"><text:span text:style-name="Source_20_Text">RepeatedPtrField</text:span></text:a><text:span text:style-name="Source_20_Text">&lt;string&gt;*</text:span> mutable_foo(): Returns a mutable pointer to the underlying <text:a xlink:type="simple" xlink:href="https://developers.google.com/protocol-buffers/docs/reference/cpp/google.protobuf.repeated_field"><text:span text:style-name="Source_20_Text">RepeatedPtrField</text:span></text:a> that stores the field's elements. This container class provides STL-like iterators and other methods. </text:p>
          </text:list-item>
        </text:list>
        <text:h text:style-name="Heading_20_3" text:outline-level="3">Repeated Enum Fields</text:h>
        <text:p text:style-name="Text_20_body">Given the enum type: </text:p>
        <text:p text:style-name="Preformatted_20_Text">enum Bar {</text:p>
        <text:p text:style-name="Preformatted_20_Text"><text:s text:c="2"/>BAR_VALUE = 1;</text:p>
        <text:p text:style-name="P1">}</text:p>
        <text:p text:style-name="Text_20_body">For this field definition: </text:p>
        <text:p text:style-name="P1">repeated Bar foo = 1;</text:p>
        <text:p text:style-name="Text_20_body">The compiler will generate the following accessor methods: </text:p>
        <text:list xml:id="list1057344848" text:style-name="L11">
          <text:list-item>
            <text:p text:style-name="P29"><text:span text:style-name="Source_20_Text">int foo_size() const</text:span>: Returns the number of elements currently in the field. </text:p>
          </text:list-item>
          <text:list-item>
            <text:p text:style-name="P29"><text:span text:style-name="Source_20_Text">Bar foo(int index) const</text:span>: Returns the element at the given zero-based index. </text:p>
          </text:list-item>
          <text:list-item>
            <text:p text:style-name="P29"><text:span text:style-name="Source_20_Text">void set_foo(int index, Bar value)</text:span>: Sets the value of the element at the given zero-based index. In debug mode (i.e. NDEBUG is not defined), if <text:span text:style-name="Source_20_Text">value</text:span> does not match any of the values defined for <text:span text:style-name="Source_20_Text">Bar</text:span>, this method will abort the process. </text:p>
          </text:list-item>
          <text:list-item>
            <text:p text:style-name="P29"><text:span text:style-name="Source_20_Text">void add_foo(Bar value)</text:span>: Appends a new element to the field with the given value. In debug mode (i.e. NDEBUG is not defined), if <text:span text:style-name="Source_20_Text">value</text:span> does not match any of the values defined for <text:span text:style-name="Source_20_Text">Bar</text:span>, this method will abort the process. </text:p>
          </text:list-item>
          <text:list-item>
            <text:p text:style-name="P29"><text:span text:style-name="Source_20_Text">void clear_foo()</text:span>: Removes all elements from the field. After calling this, <text:span text:style-name="Source_20_Text">foo_size()</text:span> will return zero. </text:p>
          </text:list-item>
          <text:list-item>
            <text:p text:style-name="P29"><text:span text:style-name="Source_20_Text">const </text:span><text:a xlink:type="simple" xlink:href="https://developers.google.com/protocol-buffers/docs/reference/cpp/google.protobuf.repeated_field"><text:span text:style-name="Source_20_Text">RepeatedField</text:span></text:a><text:span text:style-name="Source_20_Text">&lt;int&gt;&amp; foo() const</text:span>: Returns the underlying <text:a xlink:type="simple" xlink:href="https://developers.google.com/protocol-buffers/docs/reference/cpp/google.protobuf.repeated_field"><text:span text:style-name="Source_20_Text">RepeatedField</text:span></text:a> that stores the field's elements. This container class provides STL-like iterators and other methods. </text:p>
          </text:list-item>
          <text:list-item>
            <text:p text:style-name="P12"><text:a xlink:type="simple" xlink:href="https://developers.google.com/protocol-buffers/docs/reference/cpp/google.protobuf.repeated_field"><text:span text:style-name="Source_20_Text">RepeatedField</text:span></text:a><text:span text:style-name="Source_20_Text">&lt;int&gt;*</text:span> mutable_foo(): Returns a mutable pointer to the underlying <text:a xlink:type="simple" xlink:href="https://developers.google.com/protocol-buffers/docs/reference/cpp/google.protobuf.repeated_field"><text:span text:style-name="Source_20_Text">RepeatedField</text:span></text:a> that stores the field's elements. This container class provides STL-like iterators and other methods. </text:p>
          </text:list-item>
        </text:list>
        <text:h text:style-name="Heading_20_3" text:outline-level="3">Repeated Embedded Message Fields</text:h>
        <text:p text:style-name="Text_20_body">Given the message type: </text:p>
        <text:p text:style-name="P1">message Bar {}</text:p>
        <text:p text:style-name="Text_20_body"><text:soft-page-break/>For this field definitions: </text:p>
        <text:p text:style-name="P1">repeated Bar foo = 1;</text:p>
        <text:p text:style-name="Text_20_body">The compiler will generate the following accessor methods: </text:p>
        <text:list xml:id="list427064158" text:style-name="L12">
          <text:list-item>
            <text:p text:style-name="P30"><text:span text:style-name="Source_20_Text">int foo_size() const</text:span>: Returns the number of elements currently in the field. </text:p>
          </text:list-item>
          <text:list-item>
            <text:p text:style-name="P30"><text:span text:style-name="Source_20_Text">const Bar&amp; foo(int index) const</text:span>: Returns the element at the given zero-based index. </text:p>
          </text:list-item>
          <text:list-item>
            <text:p text:style-name="P30"><text:span text:style-name="Source_20_Text">Bar* mutable_foo(int index)</text:span>: Returns a mutable pointer to the <text:span text:style-name="Source_20_Text">Bar</text:span> object that stores the value of the element at the given zero-based index. The pointer is invalidated by a call to <text:span text:style-name="Source_20_Text">Clear()</text:span> or <text:span text:style-name="Source_20_Text">clear_foo()</text:span>, or by manipulating the underlying <text:a xlink:type="simple" xlink:href="https://developers.google.com/protocol-buffers/docs/reference/cpp/google.protobuf.repeated_field"><text:span text:style-name="Source_20_Text">RepeatedPtrField</text:span></text:a> in a way that would remove this element. </text:p>
          </text:list-item>
          <text:list-item>
            <text:p text:style-name="P30"><text:span text:style-name="Source_20_Text">Bar* add_foo()</text:span>: Adds a new element and returns a pointer to it. The returned <text:span text:style-name="Source_20_Text">Bar</text:span> will have none of its fields set (i.e. it will be identical to a newly-allocated <text:span text:style-name="Source_20_Text">Bar</text:span>). The pointer is invalidated by a call to <text:span text:style-name="Source_20_Text">Clear()</text:span> or <text:span text:style-name="Source_20_Text">clear_foo()</text:span>, or by manipulating the underlying <text:a xlink:type="simple" xlink:href="https://developers.google.com/protocol-buffers/docs/reference/cpp/google.protobuf.repeated_field"><text:span text:style-name="Source_20_Text">RepeatedPtrField</text:span></text:a> in a way that would remove this element. </text:p>
          </text:list-item>
          <text:list-item>
            <text:p text:style-name="P30"><text:span text:style-name="Source_20_Text">void clear_foo()</text:span>: Removes all elements from the field. After calling this, <text:span text:style-name="Source_20_Text">foo_size()</text:span> will return zero. </text:p>
          </text:list-item>
          <text:list-item>
            <text:p text:style-name="P30"><text:span text:style-name="Source_20_Text">const </text:span><text:a xlink:type="simple" xlink:href="https://developers.google.com/protocol-buffers/docs/reference/cpp/google.protobuf.repeated_field"><text:span text:style-name="Source_20_Text">RepeatedPtrField</text:span></text:a><text:span text:style-name="Source_20_Text">&lt;Bar&gt;&amp; foo() const</text:span>: Returns the underlying <text:a xlink:type="simple" xlink:href="https://developers.google.com/protocol-buffers/docs/reference/cpp/google.protobuf.repeated_field"><text:span text:style-name="Source_20_Text">RepeatedPtrField</text:span></text:a> that stores the field's elements. This container class provides STL-like iterators and other methods. </text:p>
          </text:list-item>
          <text:list-item>
            <text:p text:style-name="P13"><text:a xlink:type="simple" xlink:href="https://developers.google.com/protocol-buffers/docs/reference/cpp/google.protobuf.repeated_field"><text:span text:style-name="Source_20_Text">RepeatedPtrField</text:span></text:a><text:span text:style-name="Source_20_Text">&lt;Bar&gt;*</text:span> mutable_foo(): Returns a mutable pointer to the underlying <text:a xlink:type="simple" xlink:href="https://developers.google.com/protocol-buffers/docs/reference/cpp/google.protobuf.repeated_field"><text:span text:style-name="Source_20_Text">RepeatedPtrField</text:span></text:a> that stores the field's elements. This container class provides STL-like iterators and other methods. </text:p>
          </text:list-item>
        </text:list>
        <text:h text:style-name="Heading_20_2" text:outline-level="2"><text:bookmark text:name="enum"/>Enumerations</text:h>
        <text:p text:style-name="Text_20_body">Given an enum definition like:</text:p>
        <text:p text:style-name="Preformatted_20_Text">enum Foo {</text:p>
        <text:p text:style-name="Preformatted_20_Text"><text:s text:c="2"/>VALUE_A = 1;</text:p>
        <text:p text:style-name="Preformatted_20_Text"><text:s text:c="2"/>VALUE_B = 5;</text:p>
        <text:p text:style-name="Preformatted_20_Text"><text:s text:c="2"/>VALUE_C = 1234;</text:p>
        <text:p text:style-name="P1">}</text:p>
        <text:p text:style-name="Text_20_body">The protocol buffer compiler will generate a C++ enum type called <text:span text:style-name="Source_20_Text">Foo</text:span> with the same set of values. In addition, the compiler will generate the following functions: </text:p>
        <text:list xml:id="list250170765" text:style-name="L13">
          <text:list-item>
            <text:p text:style-name="P31"><text:span text:style-name="Source_20_Text">const </text:span><text:a xlink:type="simple" xlink:href="https://developers.google.com/protocol-buffers/docs/reference/cpp/google.protobuf.descriptor.html#EnumDescriptor"><text:span text:style-name="Source_20_Text">EnumDescriptor</text:span></text:a><text:span text:style-name="Source_20_Text">* Foo_descriptor()</text:span>: Returns the type's descriptor, which contains information about what values this enum type defines. </text:p>
          </text:list-item>
          <text:list-item>
            <text:p text:style-name="P14"><text:span text:style-name="Source_20_Text">bool Foo_IsValid(int value)</text:span>: Returns <text:span text:style-name="Source_20_Text">true</text:span> if the given numeric value matches one of <text:span text:style-name="Source_20_Text">Foo</text:span>'s defined values. In the above example, it would return <text:span text:style-name="Source_20_Text">true</text:span> if the input were 1, 5, or 1234. </text:p>
          </text:list-item>
        </text:list>
        <text:p text:style-name="Text_20_body"><text:span text:style-name="T2">Be careful when casting integers to enums.</text:span> If an integer is cast to an enum value, the integer <text:span text:style-name="T1">must</text:span> be one of the valid values for than enum, or the results may be undefined. If in doubt, use the generated <text:span text:style-name="Source_20_Text">Foo_IsValid()</text:span> function to test if the cast is valid. Setting an enum-typed field of a protocol message to an invalid value may cause an assertion failure. If an invalid enum value is read when <text:soft-page-break/>parsing a message, it will be treated as an <text:a xlink:type="simple" xlink:href="https://developers.google.com/protocol-buffers/docs/reference/cpp/google.protobuf.unknown_field_set">unknown field</text:a>. </text:p>
        <text:p text:style-name="Text_20_body">You can define an enum inside a message type. In this case, the protocol buffer compiler generates code that makes it appear that the enum type itself was declared nested inside the message's class. The <text:span text:style-name="Source_20_Text">Foo_descriptor()</text:span> and <text:span text:style-name="Source_20_Text">Foo_IsValid()</text:span> functions are declared as static methods. In reality, the enum type itself and its values are declared at the global scope with mangled names, and are imported into the class's scope with a typedef and a series of constant definitions. This is done only to get around problems with declaration ordering. Do not depend on the mangled top-level names; pretend the enum really is nested in the message class. </text:p>
        <text:h text:style-name="Heading_20_2" text:outline-level="2"><text:bookmark text:name="extension"/>Extensions</text:h>
        <text:p text:style-name="Text_20_body">Given a message with an extension range: </text:p>
        <text:p text:style-name="Preformatted_20_Text">message Foo {</text:p>
        <text:p text:style-name="Preformatted_20_Text"><text:s text:c="2"/>extensions 100 to 199;</text:p>
        <text:p text:style-name="P1">}</text:p>
        <text:p text:style-name="Text_20_body">The protocol buffer compiler will generate some additional methods for <text:span text:style-name="Source_20_Text">Foo</text:span>: <text:span text:style-name="Source_20_Text">HasExtension()</text:span>, <text:span text:style-name="Source_20_Text">ExtensionSize()</text:span>, <text:span text:style-name="Source_20_Text">ClearExtension()</text:span>, <text:span text:style-name="Source_20_Text">GetExtension()</text:span>, <text:span text:style-name="Source_20_Text">SetExtension()</text:span>, <text:span text:style-name="Source_20_Text">MutableExtension()</text:span>, <text:span text:style-name="Source_20_Text">AddExtension()</text:span>, <text:span text:style-name="Source_20_Text">SetAllocatedExtension()</text:span> and <text:span text:style-name="Source_20_Text">ReleaseExtension()</text:span>. Each of these methods takes, as its first parameter, an extension identifier (described below), which identifies an extension field. The remaining parameters and the return value are exactly the same as those for the corresponding accessor methods that would be generated for a normal (non-extension) field of the same type as the extension identifier. (<text:span text:style-name="Source_20_Text">GetExtension()</text:span> corresponds to the accessors with no special prefix.) </text:p>
        <text:p text:style-name="Text_20_body">Given an extension definition: </text:p>
        <text:p text:style-name="Preformatted_20_Text">extend Foo {</text:p>
        <text:p text:style-name="Preformatted_20_Text"><text:s text:c="2"/>optional int32 bar = 123;</text:p>
        <text:p text:style-name="P1">}</text:p>
        <text:p text:style-name="Text_20_body">The protocol buffer compiler generates an "extension identifier" called <text:span text:style-name="Source_20_Text">bar</text:span>, which you can use with <text:span text:style-name="Source_20_Text">Foo</text:span>'s extension accessors to access this extension, like so: </text:p>
        <text:p text:style-name="Preformatted_20_Text">Foo foo;</text:p>
        <text:p text:style-name="Preformatted_20_Text">assert(!foo.HasExtension(bar));</text:p>
        <text:p text:style-name="Preformatted_20_Text">foo.SetExtension(bar, 1);</text:p>
        <text:p text:style-name="Preformatted_20_Text">assert(foo.HasExtension(bar));</text:p>
        <text:p text:style-name="Preformatted_20_Text">assert(foo.GetExtension(bar) == 1);</text:p>
        <text:p text:style-name="Preformatted_20_Text">foo.ClearExtension(bar);</text:p>
        <text:p text:style-name="P1">assert(!foo.HasExtension(bar));</text:p>
        <text:p text:style-name="Text_20_body">(The exact implementation of extension identifiers is complicated and involves magical use of templates – however, you don't need to worry about how extension identifiers work to use them.) </text:p>
        <text:p text:style-name="Text_20_body">Extensions can be declared nested inside of another type. For example, a common pattern is to do something like this: </text:p>
        <text:p text:style-name="Text_20_body"/>
        <text:p text:style-name="Text_20_body"/>
        <text:p text:style-name="Preformatted_20_Text"><text:soft-page-break/>message Baz {</text:p>
        <text:p text:style-name="Preformatted_20_Text"><text:s text:c="2"/>extend Foo {</text:p>
        <text:p text:style-name="Preformatted_20_Text"><text:s text:c="4"/>optional Baz foo_ext = 124;</text:p>
        <text:p text:style-name="Preformatted_20_Text"><text:s text:c="2"/>}</text:p>
        <text:p text:style-name="P1">}</text:p>
        <text:p text:style-name="Text_20_body">In this case, the extension identifier <text:span text:style-name="Source_20_Text">foo_ext</text:span> is declared nested inside <text:span text:style-name="Source_20_Text">Baz</text:span>. It can be used as follows: </text:p>
        <text:p text:style-name="Preformatted_20_Text">Foo foo;</text:p>
        <text:p text:style-name="Preformatted_20_Text">Baz* baz = foo.MutableExtension(Baz::foo_ext);</text:p>
        <text:p text:style-name="P1">FillInMyBaz(baz);</text:p>
        <text:h text:style-name="Heading_20_2" text:outline-level="2"><text:bookmark text:name="service"/>Services</text:h>
        <text:p text:style-name="Text_20_body">If the <text:span text:style-name="Source_20_Text">.proto</text:span> file contains the following line:</text:p>
        <text:p text:style-name="P1">option cc_generic_services = true;</text:p>
        <text:p text:style-name="Text_20_body">Then the protocol buffer compiler will generate code based on the service definitions found in the file as described in this section. However, the generated code may be undesirable as it is not tied to any particular RPC system, and thus requires more levels of indirection that code tailored to one system. If you do NOT want this code to be generated, add this line to the file:</text:p>
        <text:p text:style-name="P1">option cc_generic_services = false;</text:p>
        <text:p text:style-name="Text_20_body">If neither of the above lines are given, the option defaults to <text:span text:style-name="Source_20_Text">false</text:span>, as generic services are deprecated. (Note that prior to 2.4.0, the option defaults to <text:span text:style-name="Source_20_Text">true</text:span>) </text:p>
        <text:p text:style-name="Text_20_body">RPC systems based on <text:span text:style-name="Source_20_Text">.proto</text:span>-language service definitions should provide <text:a xlink:type="simple" xlink:href="https://developers.google.com/protocol-buffers/docs/reference/cpp/google.protobuf.compiler.plugin.pb">plugins</text:a> to generate code approriate for the system. These plugins are likely to require that abstract services are disabled, so that they can generate their own classes of the same names. Plugins are new in version 2.3.0 (January 2010).</text:p>
        <text:p text:style-name="Text_20_body">The remainder of this section describes what the protocol buffer compiler generates when abstract services are enabled.</text:p>
        <text:h text:style-name="Heading_20_3" text:outline-level="3">Interface</text:h>
        <text:p text:style-name="Text_20_body">Given a service definition: </text:p>
        <text:p text:style-name="Preformatted_20_Text">service Foo {</text:p>
        <text:p text:style-name="Preformatted_20_Text"><text:s text:c="2"/>rpc Bar(FooRequest) returns(FooResponse);</text:p>
        <text:p text:style-name="P1">}</text:p>
        <text:p text:style-name="Text_20_body">The protocol buffer compiler will generate a class <text:span text:style-name="Source_20_Text">Foo</text:span> to represent this service. <text:span text:style-name="Source_20_Text">Foo</text:span> will have a virtual method for each method defined in the service definition. In this case, the method <text:span text:style-name="Source_20_Text">Bar</text:span> is defined as: </text:p>
        <text:p text:style-name="Preformatted_20_Text">virtual void Bar(<text:a xlink:type="simple" xlink:href="https://developers.google.com/protocol-buffers/docs/reference/cpp/google.protobuf.service.html#RpcController">RpcController</text:a>* controller, const FooRequest* request,</text:p>
        <text:p text:style-name="P1">                 FooResponse* response, <text:a xlink:type="simple" xlink:href="https://developers.google.com/protocol-buffers/docs/reference/cpp/google.protobuf.common.html#Closure">Closure</text:a>* done);</text:p>
        <text:p text:style-name="Text_20_body">The parameters are equivalent to the parameters of <text:a xlink:type="simple" xlink:href="https://developers.google.com/protocol-buffers/docs/reference/cpp/google.protobuf.service.html#Service.CallMethod.details"><text:span text:style-name="Source_20_Text">Service::CallMethod()</text:span></text:a>, except that the <text:span text:style-name="Source_20_Text">method</text:span> argument is implied and <text:span text:style-name="Source_20_Text">request</text:span> and <text:span text:style-name="Source_20_Text">response</text:span> specify their exact type. </text:p>
        <text:p text:style-name="Text_20_body"><text:soft-page-break/>These generated methods are virtual, but not pure-virtual. The default implementations simply call <text:span text:style-name="Source_20_Text">controller-&gt;</text:span><text:a xlink:type="simple" xlink:href="https://developers.google.com/protocol-buffers/docs/reference/cpp/google.protobuf.service.html#RpcController.SetFailed"><text:span text:style-name="Source_20_Text">SetFailed()</text:span></text:a> with an error message indicating that the method is unimplemented, then invoke the <text:span text:style-name="Source_20_Text">done</text:span> callback. When implementing your own service, you must subclass this generated service and implement its methods as appropriate. </text:p>
        <text:p text:style-name="Text_20_body"><text:span text:style-name="Source_20_Text">Foo</text:span> subclasses the <text:a xlink:type="simple" xlink:href="https://developers.google.com/protocol-buffers/docs/reference/cpp/google.protobuf.service.html#Service"><text:span text:style-name="Source_20_Text">Service</text:span></text:a> interface. The protocol buffer compiler automatically generates implementations of the methods of <text:span text:style-name="Source_20_Text">Service</text:span> as follows: </text:p>
        <text:list xml:id="list224962383" text:style-name="L14">
          <text:list-item>
            <text:p text:style-name="P32"><text:a xlink:type="simple" xlink:href="https://developers.google.com/protocol-buffers/docs/reference/cpp/google.protobuf.service.html#Service.GetDescriptor"><text:span text:style-name="Source_20_Text">GetDescriptor</text:span></text:a>: Returns the service's <text:a xlink:type="simple" xlink:href="https://developers.google.com/protocol-buffers/docs/reference/cpp/google.protobuf.descriptor.html#ServiceDescriptor"><text:span text:style-name="Source_20_Text">ServiceDescriptor</text:span></text:a>. </text:p>
          </text:list-item>
          <text:list-item>
            <text:p text:style-name="P32"><text:a xlink:type="simple" xlink:href="https://developers.google.com/protocol-buffers/docs/reference/cpp/google.protobuf.service.html#Service.CallMethod"><text:span text:style-name="Source_20_Text">CallMethod</text:span></text:a>: Determines which method is being called based on the provided method descriptor and calls it directly, down-casting the request and response messages objects to the correct types. </text:p>
          </text:list-item>
          <text:list-item>
            <text:p text:style-name="P15"><text:a xlink:type="simple" xlink:href="https://developers.google.com/protocol-buffers/docs/reference/cpp/google.protobuf.service.html#Service.GetRequestPrototype"><text:span text:style-name="Source_20_Text">GetRequestPrototype</text:span></text:a> and <text:a xlink:type="simple" xlink:href="https://developers.google.com/protocol-buffers/docs/reference/cpp/google.protobuf.service.html#Service.GetResponsePrototype"><text:span text:style-name="Source_20_Text">GetResponsePrototype</text:span></text:a>: Returns the default instance of the request or response of the correct type for the given method. </text:p>
          </text:list-item>
        </text:list>
        <text:p text:style-name="Text_20_body">The following static method is also generated: </text:p>
        <text:list xml:id="list165689528" text:style-name="L15">
          <text:list-item>
            <text:p text:style-name="P16"><text:span text:style-name="Source_20_Text">static </text:span><text:a xlink:type="simple" xlink:href="https://developers.google.com/protocol-buffers/docs/reference/cpp/google.protobuf.descriptor.html#ServiceDescriptor"><text:span text:style-name="Source_20_Text">ServiceDescriptor</text:span></text:a><text:span text:style-name="Source_20_Text"> descriptor()</text:span>: Returns the type's descriptor, which contains information about what methods this service has and what their input and output types are. </text:p>
          </text:list-item>
        </text:list>
        <text:h text:style-name="Heading_20_3" text:outline-level="3">Stub</text:h>
        <text:p text:style-name="Text_20_body">The protocol buffer compiler also generates a "stub" implementation of every service interface, which is used by clients wishing to send requests to servers implementing the service. For the <text:span text:style-name="Source_20_Text">Foo</text:span> service (above), the stub implementation <text:span text:style-name="Source_20_Text">Foo_Stub</text:span> will be defined. As with nested message types, a typedef is used so that <text:span text:style-name="Source_20_Text">Foo_Stub</text:span> can also be referred to as <text:span text:style-name="Source_20_Text">Foo::Stub</text:span>. </text:p>
        <text:p text:style-name="Text_20_body"><text:span text:style-name="Source_20_Text">Foo_Stub</text:span> is a subclass of <text:span text:style-name="Source_20_Text">Foo</text:span> which also implements the following methods: </text:p>
        <text:list xml:id="list784672868" text:style-name="L16">
          <text:list-item>
            <text:p text:style-name="P33"><text:span text:style-name="Source_20_Text">Foo_Stub(</text:span><text:a xlink:type="simple" xlink:href="https://developers.google.com/protocol-buffers/docs/reference/cpp/google.protobuf.service.html#RpcChannel"><text:span text:style-name="Source_20_Text">RpcChannel</text:span></text:a><text:span text:style-name="Source_20_Text">* channel)</text:span>: Constructs a new stub which sends requests on the given channel. </text:p>
          </text:list-item>
          <text:list-item>
            <text:p text:style-name="P33"><text:span text:style-name="Source_20_Text">Foo_Stub(</text:span><text:a xlink:type="simple" xlink:href="https://developers.google.com/protocol-buffers/docs/reference/cpp/google.protobuf.service.html#RpcChannel"><text:span text:style-name="Source_20_Text">RpcChannel</text:span></text:a><text:span text:style-name="Source_20_Text">* channel, </text:span><text:a xlink:type="simple" xlink:href="https://developers.google.com/protocol-buffers/docs/reference/cpp/google.protobuf.service.html#Service.ChannelOwnership"><text:span text:style-name="Source_20_Text">ChannelOwnership</text:span></text:a><text:span text:style-name="Source_20_Text"> ownership)</text:span>: Constructs a new stub which sends requests on the given channel and possibly owns that channel. If <text:span text:style-name="Source_20_Text">ownership</text:span> is <text:span text:style-name="Source_20_Text">Service::STUB_OWNS_CHANNEL</text:span> then when the stub object is deleted it will delete the channel as well. </text:p>
          </text:list-item>
          <text:list-item>
            <text:p text:style-name="P17"><text:a xlink:type="simple" xlink:href="https://developers.google.com/protocol-buffers/docs/reference/cpp/google.protobuf.service.html#RpcChannel"><text:span text:style-name="Source_20_Text">RpcChannel</text:span></text:a><text:span text:style-name="Source_20_Text">* channel()</text:span>: Returns this stub's channel, as passed to the constructor. </text:p>
          </text:list-item>
        </text:list>
        <text:p text:style-name="Text_20_body">The stub additionally implements each of the service's methods as a wrapper around the channel. Calling one of the methods simply calls <text:span text:style-name="Source_20_Text">channel-&gt;</text:span><text:a xlink:type="simple" xlink:href="https://developers.google.com/protocol-buffers/docs/reference/cpp/google.protobuf.service.html#RpcChannel.CallMethod"><text:span text:style-name="Source_20_Text">CallMethod()</text:span></text:a>. </text:p>
        <text:p text:style-name="Text_20_body">The Protocol Buffer library does not include an RPC implementation. However, it includes all of the tools you need to hook up a generated service class to any arbitrary RPC implementation of your choice. You need only provide implementations of <text:a xlink:type="simple" xlink:href="https://developers.google.com/protocol-buffers/docs/reference/cpp/google.protobuf.service.html#RpcChannel"><text:span text:style-name="Source_20_Text">RpcChannel</text:span></text:a> and <text:a xlink:type="simple" xlink:href="https://developers.google.com/protocol-buffers/docs/reference/cpp/google.protobuf.service.html#RpcController"><text:span text:style-name="Source_20_Text">RpcController</text:span></text:a>. See the documentation for <text:a xlink:type="simple" xlink:href="https://developers.google.com/protocol-buffers/docs/reference/cpp/google.protobuf.service"><text:span text:style-name="Source_20_Text">service.h</text:span></text:a> for more information. </text:p>
        <text:h text:style-name="Heading_20_2" text:outline-level="2"><text:bookmark text:name="plugins"/>Plugin Insertion Points</text:h>
        <text:p text:style-name="Text_20_body"><text:a xlink:type="simple" xlink:href="https://developers.google.com/protocol-buffers/docs/reference/cpp/google.protobuf.compiler.plugin.pb">Code generator plugins</text:a> which want to extend the output of the C++ code generator may insert code of the following types using the given insertion point names. Each insertion point appears in both the <text:soft-page-break/><text:span text:style-name="Source_20_Text">.pb.cc</text:span> file and the <text:span text:style-name="Source_20_Text">.pb.h</text:span> file unless otherwise noted. </text:p>
        <text:list xml:id="list2062785480" text:style-name="L17">
          <text:list-item>
            <text:p text:style-name="P34"><text:span text:style-name="Source_20_Text">includes</text:span>: Include directives. </text:p>
          </text:list-item>
          <text:list-item>
            <text:p text:style-name="P34"><text:span text:style-name="Source_20_Text">namespace_scope</text:span>: Declarations that belong in the file's package/namespace, but not within any particular class. Appears after all other namespace-scope code. </text:p>
          </text:list-item>
          <text:list-item>
            <text:p text:style-name="P34"><text:span text:style-name="Source_20_Text">global_scope</text:span>: Declarations that belong at the top level, outside of the file's namespace. Appears at the very end of the file. </text:p>
          </text:list-item>
          <text:list-item>
            <text:p text:style-name="P18"><text:span text:style-name="Source_20_Text">class_scope:TYPENAME</text:span>: Member declarations that belong in a message class. <text:span text:style-name="Source_20_Text">TYPENAME</text:span> is the full proto name, e.g. <text:span text:style-name="Source_20_Text">package.MessageType</text:span>. Appears after all other public declarations in the class. This insertion point appears only in the <text:span text:style-name="Source_20_Text">.pb.h</text:span> file. </text:p>
          </text:list-item>
        </text:list>
        <text:p text:style-name="Text_20_body">Do not generate code which relies on private class members declared by the standard code generator, as these implementation details may change in future versions of Protocol Buffers. </text:p>
        <text:section text:style-name="Sect1" text:name="gc-content-footer">
          <text:p text:style-name="Text_20_body"/>
          <text:section text:style-name="Sect1" text:name="gc-content-last-updated">
            <text:p text:style-name="Text_20_body">Last updated March 5, 2013.</text:p>
          </text:section>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WenQuanYi Micro Hei"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Micro Hei" style:font-size-asian="18pt" style:font-weight-asian="bold" style:font-name-complex="Lohit Hindi" style:font-size-complex="18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DejaVu Sans Mono"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WenQuanYi Micro Hei1" style:font-name-complex="DejaVu Sans Mono"/>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ger House</meta:initial-creator>
    <meta:creation-date>2013-03-29T13:15:53</meta:creation-date>
    <dc:date>2013-03-29T13:20:36</dc:date>
    <dc:creator>Roger House</dc:creator>
    <meta:editing-duration>PT4M43S</meta:editing-duration>
    <meta:editing-cycles>2</meta:editing-cycles>
    <meta:generator>LibreOffice/3.4$Unix LibreOffice_project/340m1$Build-402</meta:generator>
    <meta:document-statistic meta:table-count="0" meta:image-count="0" meta:object-count="0" meta:page-count="12" meta:paragraph-count="239" meta:word-count="3976" meta:character-count="25399" meta:non-whitespace-character-count="21564"/>
  </office:meta>
</office:document-meta>
</file>